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42BB33154B.svm" manifest:media-type=""/>
  <manifest:file-entry manifest:full-path="Pictures/20000001000001F700000129DCB54619.svm" manifest:media-type=""/>
  <manifest:file-entry manifest:full-path="Pictures/200000010000018A00000142C9D98B23.svm" manifest:media-type=""/>
  <manifest:file-entry manifest:full-path="Pictures/20000001000002000000012933DC6007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0FE000000FA28DF3A34.svm" manifest:media-type=""/>
  <manifest:file-entry manifest:full-path="Pictures/200000010000017D000000FE15DA85A5.svm" manifest:media-type=""/>
  <manifest:file-entry manifest:full-path="Pictures/20000001000001810000014A6B864DF8.svm" manifest:media-type=""/>
  <manifest:file-entry manifest:full-path="Pictures/20000001000001EF0000012DED57BBA1.svm" manifest:media-type=""/>
  <manifest:file-entry manifest:full-path="Pictures/200000020000013400000134DAE725C5.eps" manifest:media-type=""/>
  <manifest:file-entry manifest:full-path="Pictures/200000010000018500000142E2461A7D.svm" manifest:media-type=""/>
  <manifest:file-entry manifest:full-path="Pictures/2000000100000185000001422D48D226.svm" manifest:media-type=""/>
  <manifest:file-entry manifest:full-path="Pictures/20000001000001EF0000012D8B2DB76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{D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O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O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825cm" svg:height="4.825cm" svg:x="3.916cm" svg:y="0.729cm">
          <draw:image xlink:href="Pictures/200000020000013400000134DAE725C5.eps" xlink:type="simple" xlink:show="embed" xlink:actuate="onLoad">
            <text:p/>
          </draw:image>
        </draw:frame>
        <draw:frame draw:style-name="gr2" draw:text-style-name="P1" draw:layer="layout" svg:width="0.461cm" svg:height="0.395cm" svg:x="4.941cm" svg:y="0.302cm">
          <draw:image xlink:href="Pictures/20000001000001810000014A6B864DF8.svm" xlink:type="simple" xlink:show="embed" xlink:actuate="onLoad">
            <text:p/>
          </draw:image>
        </draw:frame>
        <draw:frame draw:style-name="gr3" draw:text-style-name="P1" draw:layer="layout" svg:width="0.456cm" svg:height="0.304cm" svg:x="4.927cm" svg:y="5.621cm">
          <draw:image xlink:href="Pictures/200000010000017D000000FE15DA85A5.svm" xlink:type="simple" xlink:show="embed" xlink:actuate="onLoad">
            <text:p/>
          </draw:image>
        </draw:frame>
        <draw:frame draw:style-name="gr4" draw:text-style-name="P1" draw:layer="layout" svg:width="0.456cm" svg:height="0.385cm" svg:x="3.399cm" svg:y="3.913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6.345cm" svg:y="3.913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3.403cm" svg:y="1.676cm">
          <draw:image xlink:href="Pictures/2000000100000185000001422D48D226.svm" xlink:type="simple" xlink:show="embed" xlink:actuate="onLoad">
            <text:p/>
          </draw:image>
        </draw:frame>
        <draw:frame draw:style-name="gr7" draw:text-style-name="P1" draw:layer="layout" svg:width="0.472cm" svg:height="0.385cm" svg:x="6.25cm" svg:y="1.676cm">
          <draw:image xlink:href="Pictures/200000010000018A00000142C9D98B23.svm" xlink:type="simple" xlink:show="embed" xlink:actuate="onLoad">
            <text:p/>
          </draw:image>
        </draw:frame>
        <draw:frame draw:style-name="gr8" draw:text-style-name="P1" draw:layer="layout" svg:width="0.466cm" svg:height="0.385cm" svg:x="8.196cm" svg:y="1.103cm">
          <draw:image xlink:href="Pictures/200000010000018500000142BB33154B.svm" xlink:type="simple" xlink:show="embed" xlink:actuate="onLoad">
            <text:p/>
          </draw:image>
        </draw:frame>
        <draw:frame draw:style-name="gr9" draw:text-style-name="P1" draw:layer="layout" svg:width="0.466cm" svg:height="0.385cm" svg:x="8.824cm" svg:y="3.913cm">
          <draw:image xlink:href="Pictures/200000010000018500000142E2461A7D.svm" xlink:type="simple" xlink:show="embed" xlink:actuate="onLoad">
            <text:p/>
          </draw:image>
        </draw:frame>
        <draw:line draw:style-name="gr10" draw:text-style-name="P1" draw:layer="layout" svg:x1="3.763cm" svg:y1="2.534cm" svg:x2="3.763cm" svg:y2="2.858cm">
          <text:p/>
        </draw:line>
        <draw:frame draw:style-name="gr11" draw:text-style-name="P1" draw:layer="layout" svg:width="0.602cm" svg:height="0.355cm" svg:x="2.887cm" svg:y="2.519cm">
          <draw:image xlink:href="Pictures/20000001000001F700000129DCB54619.svm" xlink:type="simple" xlink:show="embed" xlink:actuate="onLoad">
            <text:p/>
          </draw:image>
        </draw:frame>
        <draw:line draw:style-name="gr10" draw:text-style-name="P1" draw:layer="layout" svg:x1="6.254cm" svg:y1="2.532cm" svg:x2="6.254cm" svg:y2="2.86cm">
          <text:p/>
        </draw:line>
        <draw:frame draw:style-name="gr12" draw:text-style-name="P1" draw:layer="layout" svg:width="0.62cm" svg:height="0.359cm" svg:x="6.432cm" svg:y="2.517cm">
          <draw:image xlink:href="Pictures/20000001000002000000012933DC6007.svm" xlink:type="simple" xlink:show="embed" xlink:actuate="onLoad">
            <text:p/>
          </draw:image>
        </draw:frame>
        <draw:frame draw:style-name="gr13" draw:text-style-name="P1" draw:layer="layout" svg:width="0.304cm" svg:height="0.299cm" svg:x="6.319cm" svg:y="4.618cm">
          <draw:image xlink:href="Pictures/20000001000000FE000000FA28DF3A34.svm" xlink:type="simple" xlink:show="embed" xlink:actuate="onLoad">
            <text:p/>
          </draw:image>
        </draw:frame>
        <draw:line draw:style-name="gr10" draw:text-style-name="P1" draw:layer="layout" svg:x1="8.974cm" svg:y1="2.626cm" svg:x2="8.974cm" svg:y2="2.954cm">
          <text:p/>
        </draw:line>
        <draw:line draw:style-name="gr10" draw:text-style-name="P1" draw:layer="layout" svg:x1="8.198cm" svg:y1="1.849cm" svg:x2="8.198cm" svg:y2="2.177cm">
          <text:p/>
        </draw:line>
        <draw:frame draw:style-name="gr14" draw:text-style-name="P1" draw:layer="layout" svg:width="0.593cm" svg:height="0.36cm" svg:x="8.376cm" svg:y="1.834cm">
          <draw:image xlink:href="Pictures/20000001000001EF0000012DED57BBA1.svm" xlink:type="simple" xlink:show="embed" xlink:actuate="onLoad">
            <text:p/>
          </draw:image>
        </draw:frame>
        <draw:frame draw:style-name="gr15" draw:text-style-name="P1" draw:layer="layout" svg:width="0.593cm" svg:height="0.36cm" svg:x="9.152cm" svg:y="2.611cm">
          <draw:image xlink:href="Pictures/20000001000001EF0000012D8B2DB76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2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9T17:20:06</meta:creation-date>
    <meta:editing-duration>PT1H2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9-09T18:33:11</dc:date>
    <dc:creator>kkk </dc:creator>
    <meta:document-statistic meta:object-count="18"/>
    <meta:template xlink:type="simple" xlink:actuate="onRequest" xlink:title="kkkFigures" xlink:href="../../../../../.libreoffice/3/user/template/kkkFigures.otg" meta:date="2014-09-09T17:20:05"/>
  </office:meta>
</office:document-meta>
</file>